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06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"/>
      </table:calculation-settings>
      <table:table table:name="9606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6" table:number-columns-repeated="241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違章建築拆除案件</text:p>
          </table:table-cell>
          <table:covered-table-cell table:style-name="ce11"/>
          <table:covered-table-cell table:number-columns-repeated="6" table:style-name="ce18"/>
          <table:table-cell table:style-name="ce36" table:number-columns-spanned="7" table:number-rows-spanned="1"/>
          <table:covered-table-cell table:number-columns-repeated="6" table:style-name="ce40"/>
          <table:table-cell table:style-name="ce54" table:number-columns-repeated="1009"/>
        </table:table-row>
        <table:table-row table:style-name="ro2">
          <table:table-cell table:style-name="ce2" office:value-type="string" calcext:value-type="string" table:number-columns-spanned="8" table:number-rows-spanned="1">
            <text:p>中華民國96年 9月</text:p>
          </table:table-cell>
          <table:covered-table-cell table:number-columns-repeated="7" table:style-name="ce12"/>
          <table:table-cell table:style-name="ce37" office:value-type="string" calcext:value-type="string" table:number-columns-spanned="7" table:number-rows-spanned="1">
            <text:p><text:s/>September - 2007</text:p>
          </table:table-cell>
          <table:covered-table-cell table:number-columns-repeated="6" table:style-name="ce41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9"/>
          <table:table-cell table:style-name="ce44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44"/>
          <table:table-cell table:number-columns-repeated="1009"/>
        </table:table-row>
        <table:table-row table:style-name="ro3">
          <table:table-cell table:style-name="ce4" office:value-type="string" calcext:value-type="string" table:number-columns-spanned="2" table:number-rows-spanned="3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1">
            <text:p>總　　　　　計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舊違章建築</text:p>
          </table:table-cell>
          <table:covered-table-cell table:style-name="ce32"/>
          <table:table-cell table:style-name="ce33" office:value-type="string" calcext:value-type="string" table:number-columns-spanned="7" table:number-rows-spanned="1">
            <text:p>新違章建築</text:p>
          </table:table-cell>
          <table:covered-table-cell table:number-columns-repeated="6" table:style-name="ce35"/>
          <table:table-cell table:style-name="ce48" office:value-type="string" calcext:value-type="string" table:number-columns-spanned="2" table:number-rows-spanned="2">
            <text:p>拆除後重建移送法辦數</text:p>
          </table:table-cell>
          <table:covered-table-cell table:style-name="ce51"/>
          <table:table-cell table:style-name="ce12" table:number-columns-repeated="1009"/>
        </table:table-row>
        <table:table-row table:style-name="ro3">
          <table:covered-table-cell table:style-name="ce5"/>
          <table:covered-table-cell table:style-name="ce14"/>
          <table:table-cell table:style-name="ce21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31"/>
          <table:table-cell table:style-name="ce26"/>
          <table:table-cell table:style-name="ce34" office:value-type="string" calcext:value-type="string" table:number-columns-spanned="2" table:number-rows-spanned="1">
            <text:p>以前年度應拆除數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本年度應拆除數</text:p>
          </table:table-cell>
          <table:covered-table-cell table:style-name="ce34"/>
          <table:table-cell table:style-name="ce43" office:value-type="string" calcext:value-type="string" table:number-columns-spanned="1" table:number-rows-spanned="2">
            <text:p>本月查報數</text:p>
          </table:table-cell>
          <table:table-cell table:style-name="ce45" office:value-type="string" calcext:value-type="string" table:number-columns-spanned="2" table:number-rows-spanned="1">
            <text:p>本月<text:span text:style-name="T2">(</text:span><text:span text:style-name="T3">經認定</text:span><text:span text:style-name="T4">)</text:span><text:span text:style-name="T3">應拆除數</text:span></text:p>
          </table:table-cell>
          <table:covered-table-cell table:style-name="ce46"/>
          <table:covered-table-cell table:style-name="ce49"/>
          <table:covered-table-cell table:style-name="ce52"/>
          <table:table-cell table:style-name="ce12" table:number-columns-repeated="1009"/>
        </table:table-row>
        <table:table-row table:style-name="ro4">
          <table:covered-table-cell table:style-name="ce6"/>
          <table:covered-table-cell table:style-name="ce15"/>
          <table:table-cell table:style-name="ce22" office:value-type="string" calcext:value-type="string">
            <text:p>尚未拆除總數</text:p>
            <text:p/>
            <text:p/>
          </table:table-cell>
          <table:table-cell table:style-name="ce27" office:value-type="string" calcext:value-type="string">
            <text:p>本月拆除總數</text:p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covered-table-cell table:style-name="ce43"/>
          <table:table-cell table:style-name="ce27" office:value-type="string" calcext:value-type="string">
            <text:p>尚未拆除數</text:p>
            <text:p/>
            <text:p/>
          </table:table-cell>
          <table:table-cell table:style-name="ce47" office:value-type="string" calcext:value-type="string">
            <text:p>本月拆除數</text:p>
            <text:p/>
            <text:p/>
          </table:table-cell>
          <table:table-cell table:style-name="ce50" office:value-type="string" calcext:value-type="string">
            <text:p>本年度累計至本月底</text:p>
            <text:p>移送法辦數</text:p>
          </table:table-cell>
          <table:table-cell table:style-name="ce47" office:value-type="string" calcext:value-type="string">
            <text:p>本月</text:p>
            <text:p>移送法辦數</text:p>
          </table:table-cell>
          <table:table-cell table:style-name="ce12" table:number-columns-repeated="100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3" office:value-type="float" office:value="468039" calcext:value-type="float">
            <text:p><text:s/>468,039 </text:p>
          </table:table-cell>
          <table:table-cell table:style-name="ce28" office:value-type="float" office:value="2650" calcext:value-type="float">
            <text:p><text:s/>2,650 </text:p>
          </table:table-cell>
          <table:table-cell table:style-name="ce28" office:value-type="float" office:value="23836" calcext:value-type="float">
            <text:p><text:s/>23,836 </text:p>
          </table:table-cell>
          <table:table-cell table:style-name="ce28" office:value-type="float" office:value="3" calcext:value-type="float">
            <text:p><text:s/>3 </text:p>
          </table:table-cell>
          <table:table-cell table:style-name="ce28" office:value-type="float" office:value="418744" calcext:value-type="float">
            <text:p><text:s/>418,744 </text:p>
          </table:table-cell>
          <table:table-cell table:style-name="ce28" office:value-type="float" office:value="804" calcext:value-type="float">
            <text:p><text:s/>804 </text:p>
          </table:table-cell>
          <table:table-cell table:style-name="ce28" office:value-type="float" office:value="23378" calcext:value-type="float">
            <text:p><text:s/>23,378 </text:p>
          </table:table-cell>
          <table:table-cell table:style-name="ce28" office:value-type="float" office:value="930" calcext:value-type="float">
            <text:p><text:s/>930 </text:p>
          </table:table-cell>
          <table:table-cell table:style-name="ce28" office:value-type="float" office:value="2994" calcext:value-type="float">
            <text:p><text:s/>2,994 </text:p>
          </table:table-cell>
          <table:table-cell table:style-name="ce28" office:value-type="float" office:value="2081" calcext:value-type="float">
            <text:p><text:s/>2,081 </text:p>
          </table:table-cell>
          <table:table-cell table:style-name="ce28" office:value-type="float" office:value="913" calcext:value-type="float">
            <text:p><text:s/>913 </text:p>
          </table:table-cell>
          <table:table-cell table:style-name="ce28" office:value-type="float" office:value="67" calcext:value-type="float">
            <text:p><text:s/>67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3" office:value-type="float" office:value="302978" calcext:value-type="float">
            <text:p><text:s/>302,978 </text:p>
          </table:table-cell>
          <table:table-cell table:style-name="ce28" office:value-type="float" office:value="1418" calcext:value-type="float">
            <text:p><text:s/>1,418 </text:p>
          </table:table-cell>
          <table:table-cell table:style-name="ce28" office:value-type="float" office:value="17160" calcext:value-type="float">
            <text:p><text:s/>17,160 </text:p>
          </table:table-cell>
          <table:table-cell table:style-name="ce28" office:value-type="float" office:value="3" calcext:value-type="float">
            <text:p><text:s/>3 </text:p>
          </table:table-cell>
          <table:table-cell table:style-name="ce28" office:value-type="float" office:value="265915" calcext:value-type="float">
            <text:p><text:s/>265,915 </text:p>
          </table:table-cell>
          <table:table-cell table:style-name="ce28" office:value-type="float" office:value="527" calcext:value-type="float">
            <text:p><text:s/>527 </text:p>
          </table:table-cell>
          <table:table-cell table:style-name="ce28" office:value-type="float" office:value="18634" calcext:value-type="float">
            <text:p><text:s/>18,634 </text:p>
          </table:table-cell>
          <table:table-cell table:style-name="ce28" office:value-type="float" office:value="485" calcext:value-type="float">
            <text:p><text:s/>485 </text:p>
          </table:table-cell>
          <table:table-cell table:style-name="ce28" office:value-type="float" office:value="1672" calcext:value-type="float">
            <text:p><text:s/>1,672 </text:p>
          </table:table-cell>
          <table:table-cell table:style-name="ce28" office:value-type="float" office:value="1269" calcext:value-type="float">
            <text:p><text:s/>1,269 </text:p>
          </table:table-cell>
          <table:table-cell table:style-name="ce28" office:value-type="float" office:value="403" calcext:value-type="float">
            <text:p><text:s/>403 </text:p>
          </table:table-cell>
          <table:table-cell table:style-name="ce28" office:value-type="float" office:value="7" calcext:value-type="float">
            <text:p><text:s/>7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4" office:value-type="float" office:value="140826" calcext:value-type="float">
            <text:p><text:s/>140,826 </text:p>
          </table:table-cell>
          <table:table-cell table:style-name="ce29" office:value-type="float" office:value="858" calcext:value-type="float">
            <text:p><text:s/>858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26993" calcext:value-type="float">
            <text:p><text:s/>126,993 </text:p>
          </table:table-cell>
          <table:table-cell table:style-name="ce29" office:value-type="float" office:value="499" calcext:value-type="float">
            <text:p><text:s/>499 </text:p>
          </table:table-cell>
          <table:table-cell table:style-name="ce29" office:value-type="float" office:value="13147" calcext:value-type="float">
            <text:p><text:s/>13,147 </text:p>
          </table:table-cell>
          <table:table-cell table:style-name="ce29" office:value-type="float" office:value="328" calcext:value-type="float">
            <text:p><text:s/>328 </text:p>
          </table:table-cell>
          <table:table-cell table:style-name="ce29" office:value-type="float" office:value="717" calcext:value-type="float">
            <text:p><text:s/>717 </text:p>
          </table:table-cell>
          <table:table-cell table:style-name="ce29" office:value-type="float" office:value="686" calcext:value-type="float">
            <text:p><text:s/>686 </text:p>
          </table:table-cell>
          <table:table-cell table:style-name="ce29" office:value-type="float" office:value="31" calcext:value-type="float">
            <text:p><text:s/>31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4" office:value-type="float" office:value="2167" calcext:value-type="float">
            <text:p><text:s/>2,167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1651" calcext:value-type="float">
            <text:p><text:s/>1,65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54" calcext:value-type="float">
            <text:p><text:s/>45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5" calcext:value-type="float">
            <text:p><text:s/>55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1" calcext:value-type="float">
            <text:p><text:s/>11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4" office:value-type="float" office:value="31696" calcext:value-type="float">
            <text:p><text:s/>31,696 </text:p>
          </table:table-cell>
          <table:table-cell table:style-name="ce29" office:value-type="float" office:value="92" calcext:value-type="float">
            <text:p><text:s/>92 </text:p>
          </table:table-cell>
          <table:table-cell table:style-name="ce29" office:value-type="float" office:value="734" calcext:value-type="float">
            <text:p><text:s/>7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9944" calcext:value-type="float">
            <text:p><text:s/>29,94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16" calcext:value-type="float">
            <text:p><text:s/>91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94" calcext:value-type="float">
            <text:p><text:s/>194 </text:p>
          </table:table-cell>
          <table:table-cell table:style-name="ce29" office:value-type="float" office:value="102" calcext:value-type="float">
            <text:p><text:s/>102 </text:p>
          </table:table-cell>
          <table:table-cell table:style-name="ce29" office:value-type="float" office:value="92" calcext:value-type="float">
            <text:p><text:s/>92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4" office:value-type="float" office:value="3290" calcext:value-type="float">
            <text:p><text:s/>3,290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109" calcext:value-type="float">
            <text:p><text:s/>1,1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958" calcext:value-type="float">
            <text:p><text:s/>1,95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0" calcext:value-type="float">
            <text:p><text:s/>220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3" calcext:value-type="float">
            <text:p><text:s/>3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4" office:value-type="float" office:value="961" calcext:value-type="float">
            <text:p><text:s/>961 </text:p>
          </table:table-cell>
          <table:table-cell table:style-name="ce29" office:value-type="float" office:value="7" calcext:value-type="float">
            <text:p><text:s/>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879" calcext:value-type="float">
            <text:p><text:s/>879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69" calcext:value-type="float">
            <text:p><text:s/>69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13" calcext:value-type="float">
            <text:p><text:s/>13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4" office:value-type="float" office:value="6643" calcext:value-type="float">
            <text:p><text:s/>6,643 </text:p>
          </table:table-cell>
          <table:table-cell table:style-name="ce29" office:value-type="float" office:value="12" calcext:value-type="float">
            <text:p><text:s/>12 </text:p>
          </table:table-cell>
          <table:table-cell table:style-name="ce29" office:value-type="float" office:value="1127" calcext:value-type="float">
            <text:p><text:s/>1,1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304" calcext:value-type="float">
            <text:p><text:s/>5,304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81" calcext:value-type="float">
            <text:p><text:s/>181 </text:p>
          </table:table-cell>
          <table:table-cell table:style-name="ce29" office:value-type="float" office:value="11" calcext:value-type="float">
            <text:p><text:s/>11 </text:p>
          </table:table-cell>
          <table:table-cell table:number-columns-repeated="2" table:style-name="ce29" office:value-type="float" office:value="31" calcext:value-type="float">
            <text:p><text:s/>3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4" office:value-type="float" office:value="4472" calcext:value-type="float">
            <text:p><text:s/>4,47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39" calcext:value-type="float">
            <text:p><text:s/>23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164" calcext:value-type="float">
            <text:p><text:s/>4,16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8" calcext:value-type="float">
            <text:p><text:s/>58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1" calcext:value-type="float">
            <text:p><text:s/>1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4" office:value-type="float" office:value="1646" calcext:value-type="float">
            <text:p><text:s/>1,646 </text:p>
          </table:table-cell>
          <table:table-cell table:style-name="ce29" office:value-type="float" office:value="8" calcext:value-type="float">
            <text:p><text:s/>8 </text:p>
          </table:table-cell>
          <table:table-cell table:style-name="ce29" office:value-type="float" office:value="106" calcext:value-type="float">
            <text:p><text:s/>1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09" calcext:value-type="float">
            <text:p><text:s/>1,5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1" calcext:value-type="float">
            <text:p><text:s/>31 </text:p>
          </table:table-cell>
          <table:table-cell table:number-columns-repeated="2" table:style-name="ce29" office:value-type="float" office:value="4" calcext:value-type="float">
            <text:p><text:s/>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4" office:value-type="float" office:value="1949" calcext:value-type="float">
            <text:p><text:s/>1,949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314" calcext:value-type="float">
            <text:p><text:s/>31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44" calcext:value-type="float">
            <text:p><text:s/>1,544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91" calcext:value-type="float">
            <text:p><text:s/>91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5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4" office:value-type="float" office:value="1840" calcext:value-type="float">
            <text:p><text:s/>1,84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57" calcext:value-type="float">
            <text:p><text:s/>3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27" calcext:value-type="float">
            <text:p><text:s/>1,4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52" calcext:value-type="float">
            <text:p><text:s/>52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4" office:value-type="float" office:value="341" calcext:value-type="float">
            <text:p><text:s/>341 </text:p>
          </table:table-cell>
          <table:table-cell table:style-name="ce29" office:value-type="float" office:value="26" calcext:value-type="float">
            <text:p><text:s/>2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24" calcext:value-type="float">
            <text:p><text:s/>224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10" calcext:value-type="float">
            <text:p><text:s/>110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27" calcext:value-type="float">
            <text:p><text:s/>27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20" calcext:value-type="float">
            <text:p><text:s/>2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4" office:value-type="float" office:value="10983" calcext:value-type="float">
            <text:p><text:s/>10,983 </text:p>
          </table:table-cell>
          <table:table-cell table:style-name="ce29" office:value-type="float" office:value="16" calcext:value-type="float">
            <text:p><text:s/>16 </text:p>
          </table:table-cell>
          <table:table-cell table:style-name="ce29" office:value-type="float" office:value="169" calcext:value-type="float">
            <text:p><text:s/>1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710" calcext:value-type="float">
            <text:p><text:s/>9,71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49" calcext:value-type="float">
            <text:p><text:s/>1,04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71" calcext:value-type="float">
            <text:p><text:s/>71 </text:p>
          </table:table-cell>
          <table:table-cell table:style-name="ce29" office:value-type="float" office:value="55" calcext:value-type="float">
            <text:p><text:s/>55 </text:p>
          </table:table-cell>
          <table:table-cell table:style-name="ce29" office:value-type="float" office:value="16" calcext:value-type="float">
            <text:p><text:s/>1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4" office:value-type="float" office:value="12586" calcext:value-type="float">
            <text:p><text:s/>12,586 </text:p>
          </table:table-cell>
          <table:table-cell table:style-name="ce29" office:value-type="float" office:value="27" calcext:value-type="float">
            <text:p><text:s/>27 </text:p>
          </table:table-cell>
          <table:table-cell table:style-name="ce29" office:value-type="float" office:value="855" calcext:value-type="float">
            <text:p><text:s/>8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529" calcext:value-type="float">
            <text:p><text:s/>11,52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95" calcext:value-type="float">
            <text:p><text:s/>19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4" calcext:value-type="float">
            <text:p><text:s/>34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27" calcext:value-type="float">
            <text:p><text:s/>2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4" office:value-type="float" office:value="373" calcext:value-type="float">
            <text:p><text:s/>373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73" calcext:value-type="float">
            <text:p><text:s/>373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7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4" office:value-type="float" office:value="2176" calcext:value-type="float">
            <text:p><text:s/>2,176 </text:p>
          </table:table-cell>
          <table:table-cell table:style-name="ce29" office:value-type="float" office:value="21" calcext:value-type="float">
            <text:p><text:s/>2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018" calcext:value-type="float">
            <text:p><text:s/>2,01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8" calcext:value-type="float">
            <text:p><text:s/>15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1" calcext:value-type="float">
            <text:p><text:s/>2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1" calcext:value-type="float">
            <text:p><text:s/>2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4" office:value-type="float" office:value="6" calcext:value-type="float">
            <text:p><text:s/>6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4" table:style-name="ce29" office:value-type="float" office:value="0" calcext:value-type="float">
            <text:p><text:s/>-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2" calcext:value-type="float">
            <text:p><text:s/>2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4" office:value-type="float" office:value="16109" calcext:value-type="float">
            <text:p><text:s/>16,109 </text:p>
          </table:table-cell>
          <table:table-cell table:style-name="ce29" office:value-type="float" office:value="39" calcext:value-type="float">
            <text:p><text:s/>39 </text:p>
          </table:table-cell>
          <table:table-cell table:style-name="ce29" office:value-type="float" office:value="932" calcext:value-type="float">
            <text:p><text:s/>9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894" calcext:value-type="float">
            <text:p><text:s/>14,894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265" calcext:value-type="float">
            <text:p><text:s/>265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54" calcext:value-type="float">
            <text:p><text:s/>54 </text:p>
          </table:table-cell>
          <table:table-cell table:style-name="ce29" office:value-type="float" office:value="18" calcext:value-type="float">
            <text:p><text:s/>18 </text:p>
          </table:table-cell>
          <table:table-cell table:style-name="ce29" office:value-type="float" office:value="36" calcext:value-type="float">
            <text:p><text:s/>3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4" office:value-type="float" office:value="5479" calcext:value-type="float">
            <text:p><text:s/>5,479 </text:p>
          </table:table-cell>
          <table:table-cell table:style-name="ce29" office:value-type="float" office:value="18" calcext:value-type="float">
            <text:p><text:s/>18 </text:p>
          </table:table-cell>
          <table:table-cell table:style-name="ce29" office:value-type="float" office:value="644" calcext:value-type="float">
            <text:p><text:s/>644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4674" calcext:value-type="float">
            <text:p><text:s/>4,674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44" calcext:value-type="float">
            <text:p><text:s/>144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27" calcext:value-type="float">
            <text:p><text:s/>27 </text:p>
          </table:table-cell>
          <table:table-cell table:style-name="ce29" office:value-type="float" office:value="17" calcext:value-type="float">
            <text:p><text:s/>17 </text:p>
          </table:table-cell>
          <table:table-cell table:style-name="ce29" office:value-type="float" office:value="10" calcext:value-type="float">
            <text:p><text:s/>1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4" office:value-type="float" office:value="26208" calcext:value-type="float">
            <text:p><text:s/>26,208 </text:p>
          </table:table-cell>
          <table:table-cell table:style-name="ce29" office:value-type="float" office:value="232" calcext:value-type="float">
            <text:p><text:s/>232 </text:p>
          </table:table-cell>
          <table:table-cell table:style-name="ce29" office:value-type="float" office:value="1793" calcext:value-type="float">
            <text:p><text:s/>1,79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819" calcext:value-type="float">
            <text:p><text:s/>22,819 </text:p>
          </table:table-cell>
          <table:table-cell table:style-name="ce29" office:value-type="float" office:value="13" calcext:value-type="float">
            <text:p><text:s/>13 </text:p>
          </table:table-cell>
          <table:table-cell table:style-name="ce29" office:value-type="float" office:value="1528" calcext:value-type="float">
            <text:p><text:s/>1,528 </text:p>
          </table:table-cell>
          <table:table-cell table:style-name="ce29" office:value-type="float" office:value="77" calcext:value-type="float">
            <text:p><text:s/>77 </text:p>
          </table:table-cell>
          <table:table-cell table:style-name="ce29" office:value-type="float" office:value="210" calcext:value-type="float">
            <text:p><text:s/>210 </text:p>
          </table:table-cell>
          <table:table-cell table:style-name="ce29" office:value-type="float" office:value="68" calcext:value-type="float">
            <text:p><text:s/>68 </text:p>
          </table:table-cell>
          <table:table-cell table:style-name="ce29" office:value-type="float" office:value="142" calcext:value-type="float">
            <text:p><text:s/>14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4" office:value-type="float" office:value="15535" calcext:value-type="float">
            <text:p><text:s/>15,535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3521" calcext:value-type="float">
            <text:p><text:s/>3,52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766" calcext:value-type="float">
            <text:p><text:s/>11,76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6" calcext:value-type="float">
            <text:p><text:s/>116 </text:p>
          </table:table-cell>
          <table:table-cell table:style-name="ce29" office:value-type="float" office:value="7" calcext:value-type="float">
            <text:p><text:s/>7 </text:p>
          </table:table-cell>
          <table:table-cell table:number-columns-repeated="2" table:style-name="ce29" office:value-type="float" office:value="132" calcext:value-type="float">
            <text:p><text:s/>132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4" office:value-type="float" office:value="17692" calcext:value-type="float">
            <text:p><text:s/>17,692 </text:p>
          </table:table-cell>
          <table:table-cell table:style-name="ce29" office:value-type="float" office:value="41" calcext:value-type="float">
            <text:p><text:s/>41 </text:p>
          </table:table-cell>
          <table:table-cell table:style-name="ce29" office:value-type="float" office:value="3609" calcext:value-type="float">
            <text:p><text:s/>3,6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3732" calcext:value-type="float">
            <text:p><text:s/>13,732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293" calcext:value-type="float">
            <text:p><text:s/>293 </text:p>
          </table:table-cell>
          <table:table-cell table:style-name="ce29" office:value-type="float" office:value="38" calcext:value-type="float">
            <text:p><text:s/>38 </text:p>
          </table:table-cell>
          <table:table-cell table:number-columns-repeated="2" table:style-name="ce29" office:value-type="float" office:value="58" calcext:value-type="float">
            <text:p><text:s/>58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3" office:value-type="float" office:value="77867" calcext:value-type="float">
            <text:p><text:s/>77,867 </text:p>
          </table:table-cell>
          <table:table-cell table:style-name="ce28" office:value-type="float" office:value="683" calcext:value-type="float">
            <text:p><text:s/>683 </text:p>
          </table:table-cell>
          <table:table-cell table:style-name="ce28" office:value-type="float" office:value="6676" calcext:value-type="float">
            <text:p><text:s/>6,67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69376" calcext:value-type="float">
            <text:p><text:s/>69,376 </text:p>
          </table:table-cell>
          <table:table-cell table:style-name="ce28" office:value-type="float" office:value="270" calcext:value-type="float">
            <text:p><text:s/>270 </text:p>
          </table:table-cell>
          <table:table-cell table:style-name="ce28" office:value-type="float" office:value="1443" calcext:value-type="float">
            <text:p><text:s/>1,443 </text:p>
          </table:table-cell>
          <table:table-cell table:style-name="ce28" office:value-type="float" office:value="236" calcext:value-type="float">
            <text:p><text:s/>236 </text:p>
          </table:table-cell>
          <table:table-cell table:style-name="ce28" office:value-type="float" office:value="549" calcext:value-type="float">
            <text:p><text:s/>549 </text:p>
          </table:table-cell>
          <table:table-cell table:style-name="ce28" office:value-type="float" office:value="372" calcext:value-type="float">
            <text:p><text:s/>372 </text:p>
          </table:table-cell>
          <table:table-cell table:style-name="ce28" office:value-type="float" office:value="177" calcext:value-type="float">
            <text:p><text:s/>177 </text:p>
          </table:table-cell>
          <table:table-cell table:style-name="ce28" office:value-type="float" office:value="59" calcext:value-type="float">
            <text:p><text:s/>59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3" office:value-type="float" office:value="85576" calcext:value-type="float">
            <text:p><text:s/>85,576 </text:p>
          </table:table-cell>
          <table:table-cell table:style-name="ce28" office:value-type="float" office:value="549" calcext:value-type="float">
            <text:p><text:s/>549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81959" calcext:value-type="float">
            <text:p><text:s/>81,959 </text:p>
          </table:table-cell>
          <table:table-cell table:style-name="ce28" office:value-type="float" office:value="7" calcext:value-type="float">
            <text:p><text:s/>7 </text:p>
          </table:table-cell>
          <table:table-cell table:style-name="ce28" office:value-type="float" office:value="3181" calcext:value-type="float">
            <text:p><text:s/>3,181 </text:p>
          </table:table-cell>
          <table:table-cell table:style-name="ce28" office:value-type="float" office:value="209" calcext:value-type="float">
            <text:p><text:s/>209 </text:p>
          </table:table-cell>
          <table:table-cell table:style-name="ce28" office:value-type="float" office:value="769" calcext:value-type="float">
            <text:p><text:s/>769 </text:p>
          </table:table-cell>
          <table:table-cell table:style-name="ce28" office:value-type="float" office:value="436" calcext:value-type="float">
            <text:p><text:s/>436 </text:p>
          </table:table-cell>
          <table:table-cell table:style-name="ce28" office:value-type="float" office:value="333" calcext:value-type="float">
            <text:p><text:s/>333 </text:p>
          </table:table-cell>
          <table:table-cell table:style-name="ce28" office:value-type="float" office:value="1" calcext:value-type="float">
            <text:p><text:s/>1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3" office:value-type="float" office:value="1618" calcext:value-type="float">
            <text:p><text:s/>1,618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28" office:value-type="float" office:value="1494" calcext:value-type="float">
            <text:p><text:s/>1,494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120" calcext:value-type="float">
            <text:p><text:s/>120 </text:p>
          </table:table-cell>
          <table:table-cell table:style-name="ce28" office:value-type="float" office:value="0" calcext:value-type="float">
            <text:p><text:s/>- </text:p>
          </table:table-cell>
          <table:table-cell table:number-columns-repeated="2" table:style-name="ce28" office:value-type="float" office:value="4" calcext:value-type="float">
            <text:p><text:s/>4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4" office:value-type="float" office:value="1618" calcext:value-type="float">
            <text:p><text:s/>1,618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1494" calcext:value-type="float">
            <text:p><text:s/>1,49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20" calcext:value-type="float">
            <text:p><text:s/>120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4" calcext:value-type="float">
            <text:p><text:s/>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4" office:value-type="float" office:value="0" calcext:value-type="float">
            <text:p><text:s/>- </text:p>
          </table:table-cell>
          <table:table-cell table:number-columns-repeated="1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6">
          <table:table-cell table:style-name="ce9" office:value-type="string" calcext:value-type="string" table:number-columns-spanned="8" table:number-rows-spanned="1">
            <text:p>資料來源：直轄市、縣(市)政府。</text:p>
          </table:table-cell>
          <table:covered-table-cell table:number-columns-repeated="7" table:style-name="ce9"/>
          <table:table-cell table:style-name="ce38" office:value-type="string" calcext:value-type="string" table:number-columns-spanned="7" table:number-rows-spanned="1">
            <text:p>Source：County and City Government</text:p>
          </table:table-cell>
          <table:covered-table-cell table:number-columns-repeated="5" table:style-name="ce42"/>
          <table:covered-table-cell table:style-name="ce53"/>
          <table:table-cell table:number-columns-repeated="1009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7"/>
          <table:table-cell table:style-name="ce39" office:value-type="string" calcext:value-type="string">
            <text:p>Note：</text:p>
          </table:table-cell>
          <table:table-cell table:number-columns-repeated="1015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06違章拆除" style:display-name="PageStyle_9606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7-11-06T17:25:28</dc:date>
    <meta:print-date>2007-08-08T17:17:22</meta:print-date>
    <meta:document-statistic meta:table-count="1" meta:cell-count="451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